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, monospace"/>
  </office:font-face-decls>
  <office:automatic-styles>
    <style:style style:name="Table1" style:family="table">
      <style:table-properties style:width="25.7cm" fo:break-before="auto" fo:break-after="auto" table:align="margins"/>
    </style:style>
    <style:style style:name="Table1.A" style:family="table-column">
      <style:table-column-properties style:column-width="18.2cm" style:rel-column-width="46409*"/>
    </style:style>
    <style:style style:name="Table1.B" style:family="table-column">
      <style:table-column-properties style:column-width="7.5cm" style:rel-column-width="191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fo:break-before="auto" fo:break-after="auto" table:align="margins"/>
    </style:style>
    <style:style style:name="Table2.A" style:family="table-column">
      <style:table-column-properties style:column-width="18.2cm" style:rel-column-width="46409*"/>
    </style:style>
    <style:style style:name="Table2.B" style:family="table-column">
      <style:table-column-properties style:column-width="7.5cm" style:rel-column-width="191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1.891cm"/>
    </style:style>
    <style:style style:name="Table4" style:family="table">
      <style:table-properties style:width="25.7cm" fo:break-before="auto" fo:break-after="auto" table:align="margins"/>
    </style:style>
    <style:style style:name="Table4.A" style:family="table-column">
      <style:table-column-properties style:column-width="18.2cm" style:rel-column-width="46409*"/>
    </style:style>
    <style:style style:name="Table4.B" style:family="table-column">
      <style:table-column-properties style:column-width="7.5cm" style:rel-column-width="191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Arial1" fo:font-size="10pt" officeooo:rsid="0032fe02" officeooo:paragraph-rsid="0032fe02" style:font-size-asian="8.75pt" style:font-size-complex="10pt"/>
    </style:style>
    <style:style style:name="P2" style:family="paragraph" style:parent-style-name="Standard">
      <style:text-properties style:font-name="Arial1" fo:font-size="10pt" fo:font-weight="normal" officeooo:rsid="00365c3b" officeooo:paragraph-rsid="00365c3b" style:font-size-asian="10pt" style:font-weight-asian="normal" style:font-name-complex="Mangal" style:font-size-complex="10pt" style:font-weight-complex="normal"/>
    </style:style>
    <style:style style:name="P3" style:family="paragraph" style:parent-style-name="Standard">
      <style:text-properties style:font-name="Arial1" fo:font-size="10pt" fo:font-weight="normal" officeooo:rsid="00365c3b" officeooo:paragraph-rsid="004595ae" style:font-size-asian="10pt" style:font-weight-asian="normal" style:font-name-complex="Mangal" style:font-size-complex="10pt" style:font-weight-complex="normal"/>
    </style:style>
    <style:style style:name="P4" style:family="paragraph" style:parent-style-name="Table_20_Contents">
      <style:text-properties style:font-name="Arial1" fo:font-size="10pt" fo:font-weight="normal" officeooo:rsid="00365c3b" officeooo:paragraph-rsid="00490651" style:font-size-asian="10pt" style:font-weight-asian="normal" style:font-name-complex="Mangal" style:font-size-complex="10pt" style:font-weight-complex="normal"/>
    </style:style>
    <style:style style:name="P5" style:family="paragraph" style:parent-style-name="Standard">
      <style:text-properties style:font-name="Arial1" fo:font-size="10pt" fo:font-weight="normal" officeooo:rsid="0036c5a8" officeooo:paragraph-rsid="0036c5a8" style:font-size-asian="10pt" style:font-weight-asian="normal" style:font-name-complex="Mangal" style:font-size-complex="10pt" style:font-weight-complex="normal"/>
    </style:style>
    <style:style style:name="P6" style:family="paragraph" style:parent-style-name="Standard">
      <style:text-properties style:font-name="Arial1" fo:font-size="10pt" fo:font-weight="normal" officeooo:rsid="0036c5a8" officeooo:paragraph-rsid="004595ae" style:font-size-asian="10pt" style:font-weight-asian="normal" style:font-name-complex="Mangal" style:font-size-complex="10pt" style:font-weight-complex="normal"/>
    </style:style>
    <style:style style:name="P7" style:family="paragraph" style:parent-style-name="Standard">
      <style:text-properties style:font-name="Arial1" fo:font-size="10pt" fo:font-weight="normal" officeooo:rsid="0037a55a" officeooo:paragraph-rsid="0037a55a" style:font-size-asian="10pt" style:font-weight-asian="normal" style:font-name-complex="Mangal" style:font-size-complex="10pt" style:font-weight-complex="normal"/>
    </style:style>
    <style:style style:name="P8" style:family="paragraph" style:parent-style-name="Table_20_Contents">
      <style:text-properties style:font-name="Arial1" fo:font-size="10pt" fo:font-weight="normal" officeooo:rsid="0037a55a" officeooo:paragraph-rsid="004595ae" style:font-size-asian="10pt" style:font-weight-asian="normal" style:font-name-complex="Mangal" style:font-size-complex="10pt" style:font-weight-complex="normal"/>
    </style:style>
    <style:style style:name="P9" style:family="paragraph" style:parent-style-name="Table_20_Contents">
      <style:text-properties style:font-name="Arial1" fo:font-size="10pt" fo:font-weight="normal" officeooo:rsid="0037a55a" officeooo:paragraph-rsid="004699db" style:font-size-asian="10pt" style:font-weight-asian="normal" style:font-name-complex="Mangal" style:font-size-complex="10pt" style:font-weight-complex="normal"/>
    </style:style>
    <style:style style:name="P10" style:family="paragraph" style:parent-style-name="Standard">
      <style:text-properties style:font-name="Arial1" fo:font-size="10pt" fo:font-weight="normal" officeooo:rsid="003aa2e5" officeooo:paragraph-rsid="003aa2e5" style:font-size-asian="10pt" style:font-weight-asian="normal" style:font-name-complex="Mangal" style:font-size-complex="10pt" style:font-weight-complex="normal"/>
    </style:style>
    <style:style style:name="P11" style:family="paragraph" style:parent-style-name="Standard">
      <style:text-properties style:font-name="Arial1" fo:font-size="10pt" fo:font-weight="normal" officeooo:rsid="003aa2e5" officeooo:paragraph-rsid="00442348" style:font-size-asian="10pt" style:font-weight-asian="normal" style:font-name-complex="Mangal" style:font-size-complex="10pt" style:font-weight-complex="normal"/>
    </style:style>
    <style:style style:name="P12" style:family="paragraph" style:parent-style-name="Standard">
      <style:text-properties style:font-name="Arial1" fo:font-size="10pt" fo:font-weight="normal" officeooo:rsid="003aa2e5" officeooo:paragraph-rsid="004495b9" style:font-size-asian="10pt" style:font-weight-asian="normal" style:font-name-complex="Mangal" style:font-size-complex="10pt" style:font-weight-complex="normal"/>
    </style:style>
    <style:style style:name="P13" style:family="paragraph" style:parent-style-name="Standard">
      <style:text-properties style:font-name="Arial1" fo:font-size="10pt" fo:font-weight="normal" officeooo:rsid="004495b9" officeooo:paragraph-rsid="004495b9" style:font-size-asian="10pt" style:font-weight-asian="normal" style:font-name-complex="Mangal" style:font-size-complex="10pt" style:font-weight-complex="normal"/>
    </style:style>
    <style:style style:name="P14" style:family="paragraph" style:parent-style-name="Standard">
      <style:text-properties style:font-name="Arial1" fo:font-size="10pt" fo:font-weight="normal" officeooo:rsid="00453079" officeooo:paragraph-rsid="004699db" style:font-size-asian="10pt" style:font-weight-asian="normal" style:font-name-complex="Mangal" style:font-size-complex="10pt" style:font-weight-complex="normal"/>
    </style:style>
    <style:style style:name="P15" style:family="paragraph" style:parent-style-name="Table_20_Contents">
      <style:text-properties style:font-name="Arial1" fo:font-size="10pt" fo:font-weight="normal" officeooo:rsid="00490651" officeooo:paragraph-rsid="00490651" style:font-size-asian="10pt" style:font-weight-asian="normal" style:font-name-complex="Mangal" style:font-size-complex="10pt" style:font-weight-complex="normal"/>
    </style:style>
    <style:style style:name="P16" style:family="paragraph" style:parent-style-name="Table_20_Contents">
      <style:text-properties style:font-name="Arial1" fo:font-size="10pt" fo:font-weight="normal" officeooo:rsid="00490651" officeooo:paragraph-rsid="004ace23" style:font-size-asian="10pt" style:font-weight-asian="normal" style:font-name-complex="Mangal" style:font-size-complex="10pt" style:font-weight-complex="normal"/>
    </style:style>
    <style:style style:name="P17" style:family="paragraph" style:parent-style-name="Table_20_Contents">
      <style:text-properties style:font-name="Arial1" fo:font-size="10pt" fo:font-weight="normal" officeooo:rsid="00490651" officeooo:paragraph-rsid="0055f127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text-properties style:font-name="Arial1" fo:font-size="10pt" fo:font-weight="normal" officeooo:rsid="004ace23" officeooo:paragraph-rsid="004ace23" style:font-size-asian="10pt" style:font-weight-asian="normal" style:font-name-complex="Mangal" style:font-size-complex="10pt" style:font-weight-complex="normal"/>
    </style:style>
    <style:style style:name="P19" style:family="paragraph" style:parent-style-name="Standard">
      <style:text-properties style:font-name="Arial1" fo:font-size="10pt" fo:font-weight="normal" officeooo:rsid="0057237c" officeooo:paragraph-rsid="0057237c" style:font-size-asian="10pt" style:font-weight-asian="normal" style:font-name-complex="Mangal" style:font-size-complex="10pt" style:font-weight-complex="normal"/>
    </style:style>
    <style:style style:name="P20" style:family="paragraph" style:parent-style-name="Table_20_Contents">
      <style:text-properties style:font-name="Arial1" fo:font-size="10pt" fo:font-weight="normal" officeooo:rsid="0056ebf7" officeooo:paragraph-rsid="0056ebf7" style:font-size-asian="10pt" style:font-weight-asian="normal" style:font-name-complex="Mangal" style:font-size-complex="10pt" style:font-weight-complex="normal"/>
    </style:style>
    <style:style style:name="P21" style:family="paragraph" style:parent-style-name="Standard">
      <style:text-properties style:font-name="Arial1" fo:font-size="10pt" fo:font-weight="bold" officeooo:rsid="0036c5a8" officeooo:paragraph-rsid="0036c5a8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text-properties style:font-name="Arial1" fo:font-size="10pt" fo:font-weight="bold" officeooo:rsid="0037310e" officeooo:paragraph-rsid="0037310e" style:font-size-asian="10pt" style:font-weight-asian="bold" style:font-name-complex="Mangal" style:font-size-complex="10pt" style:font-weight-complex="bold"/>
    </style:style>
    <style:style style:name="P23" style:family="paragraph" style:parent-style-name="Table_20_Contents">
      <style:text-properties style:font-name="Arial1" fo:font-size="10pt" fo:font-weight="bold" officeooo:rsid="003ec415" officeooo:paragraph-rsid="003ec415" style:font-size-asian="10pt" style:font-weight-asian="bold" style:font-name-complex="Mangal" style:font-size-complex="10pt" style:font-weight-complex="bold"/>
    </style:style>
    <style:style style:name="P24" style:family="paragraph" style:parent-style-name="Table_20_Contents">
      <style:text-properties style:font-name="Arial1" fo:font-size="10pt" fo:font-weight="bold" officeooo:rsid="003ec415" officeooo:paragraph-rsid="00442348" style:font-size-asian="10pt" style:font-weight-asian="bold" style:font-name-complex="Mangal" style:font-size-complex="10pt" style:font-weight-complex="bold"/>
    </style:style>
    <style:style style:name="P25" style:family="paragraph" style:parent-style-name="Table_20_Contents">
      <style:text-properties style:font-name="Arial1" fo:font-size="10pt" fo:font-weight="bold" officeooo:rsid="00490651" officeooo:paragraph-rsid="00490651" style:font-size-asian="10pt" style:font-weight-asian="bold" style:font-name-complex="Mangal" style:font-size-complex="10pt" style:font-weight-complex="bold"/>
    </style:style>
    <style:style style:name="P26" style:family="paragraph" style:parent-style-name="Table_20_Contents">
      <style:text-properties style:font-name="Arial1" fo:font-size="10pt" fo:font-weight="bold" officeooo:rsid="004ace23" officeooo:paragraph-rsid="004ace23" style:font-size-asian="10pt" style:font-weight-asian="bold" style:font-name-complex="Mangal" style:font-size-complex="10pt" style:font-weight-complex="bold"/>
    </style:style>
    <style:style style:name="P27" style:family="paragraph" style:parent-style-name="Table_20_Contents">
      <style:text-properties style:font-name="Arial1" fo:font-size="10pt" officeooo:rsid="00223b92" officeooo:paragraph-rsid="0020b2b9" style:font-size-asian="10pt" style:font-name-complex="Mangal" style:font-size-complex="10pt"/>
    </style:style>
    <style:style style:name="P28" style:family="paragraph" style:parent-style-name="Table_20_Contents">
      <style:text-properties style:font-name="Arial1" fo:font-size="10pt" officeooo:rsid="00223b92" officeooo:paragraph-rsid="0037310e" style:font-size-asian="10pt" style:font-name-complex="Mangal" style:font-size-complex="10pt"/>
    </style:style>
    <style:style style:name="P29" style:family="paragraph" style:parent-style-name="Table_20_Contents">
      <style:text-properties style:font-name="Arial1" fo:font-size="10pt" officeooo:rsid="00223b92" officeooo:paragraph-rsid="00442348" style:font-size-asian="10pt" style:font-name-complex="Mangal" style:font-size-complex="10pt"/>
    </style:style>
    <style:style style:name="P30" style:family="paragraph" style:parent-style-name="Table_20_Contents">
      <style:text-properties style:font-name="Arial1" fo:font-size="10pt" officeooo:rsid="001c63aa" officeooo:paragraph-rsid="0037310e" style:font-size-asian="10pt" style:font-name-complex="Mangal" style:font-size-complex="10pt"/>
    </style:style>
    <style:style style:name="P31" style:family="paragraph" style:parent-style-name="Table_20_Contents">
      <style:text-properties style:font-name="Arial1" fo:font-size="10pt" officeooo:rsid="001c63aa" officeooo:paragraph-rsid="00442348" style:font-size-asian="10pt" style:font-name-complex="Mangal" style:font-size-complex="10pt"/>
    </style:style>
    <style:style style:name="P32" style:family="paragraph" style:parent-style-name="Table_20_Contents">
      <style:text-properties style:font-name="Arial1" fo:font-size="10pt" officeooo:rsid="00365c3b" officeooo:paragraph-rsid="00365c3b" style:font-size-asian="10pt" style:font-name-complex="Mangal" style:font-size-complex="10pt"/>
    </style:style>
    <style:style style:name="P33" style:family="paragraph" style:parent-style-name="Table_20_Contents">
      <style:text-properties style:font-name="Arial1" fo:font-size="10pt" officeooo:rsid="0037a55a" officeooo:paragraph-rsid="0037a55a" style:font-size-asian="10pt" style:font-name-complex="Mangal" style:font-size-complex="10pt"/>
    </style:style>
    <style:style style:name="P34" style:family="paragraph" style:parent-style-name="Table_20_Contents">
      <style:text-properties style:font-name="Arial1" fo:font-size="10pt" officeooo:rsid="0037a55a" officeooo:paragraph-rsid="004699db" style:font-size-asian="10pt" style:font-name-complex="Mangal" style:font-size-complex="10pt"/>
    </style:style>
    <style:style style:name="P35" style:family="paragraph" style:parent-style-name="Table_20_Contents">
      <style:text-properties style:font-name="Arial1" fo:font-size="10pt" officeooo:rsid="0056ebf7" officeooo:paragraph-rsid="0056ebf7" style:font-size-asian="10pt" style:font-name-complex="Mangal" style:font-size-complex="10pt"/>
    </style:style>
    <style:style style:name="P36" style:family="paragraph" style:parent-style-name="Listenabsatz">
      <style:paragraph-properties fo:margin-left="0cm" fo:margin-right="0cm" fo:text-indent="0cm" style:auto-text-indent="false"/>
      <style:text-properties style:font-name="Arial1" officeooo:paragraph-rsid="0037310e"/>
    </style:style>
    <style:style style:name="P37" style:family="paragraph" style:parent-style-name="Listenabsatz">
      <style:paragraph-properties fo:margin-left="0cm" fo:margin-right="0cm" fo:text-indent="0cm" style:auto-text-indent="false"/>
      <style:text-properties style:font-name="Arial1" officeooo:paragraph-rsid="00442348"/>
    </style:style>
    <style:style style:name="P38" style:family="paragraph" style:parent-style-name="Standard">
      <style:paragraph-properties fo:text-align="end" style:justify-single-word="false"/>
      <style:text-properties style:font-name="Arial1"/>
    </style:style>
    <style:style style:name="P39" style:family="paragraph" style:parent-style-name="Standard">
      <style:paragraph-properties fo:text-align="end" style:justify-single-word="false"/>
      <style:text-properties style:font-name="Arial1" officeooo:rsid="00312f96" officeooo:paragraph-rsid="00312f96"/>
    </style:style>
    <style:style style:name="P40" style:family="paragraph" style:parent-style-name="Standard">
      <style:text-properties style:font-name="Arial1" fo:font-weight="bold" officeooo:rsid="000b9a47" style:font-weight-asian="bold" style:font-weight-complex="bold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text-properties style:text-position="super 67%" style:font-name="Arial1"/>
    </style:style>
    <style:style style:name="P43" style:family="paragraph" style:parent-style-name="Standard">
      <style:paragraph-properties fo:break-before="page"/>
      <style:text-properties style:text-position="super 67%" style:font-name="Arial1" officeooo:paragraph-rsid="0037310e"/>
    </style:style>
    <style:style style:name="P44" style:family="paragraph" style:parent-style-name="Standard">
      <style:paragraph-properties fo:break-before="page"/>
      <style:text-properties style:text-position="super 67%" style:font-name="Arial1" officeooo:paragraph-rsid="003ec415"/>
    </style:style>
    <style:style style:name="P45" style:family="paragraph" style:parent-style-name="Standard">
      <style:text-properties fo:color="#0000ff" loext:opacity="100%" style:font-name="Arial1" fo:font-size="10pt" fo:font-weight="normal" officeooo:rsid="00365c3b" officeooo:paragraph-rsid="0037a55a" style:font-size-asian="10pt" style:font-weight-asian="normal" style:font-name-complex="Mangal" style:font-size-complex="10pt" style:font-weight-complex="normal"/>
    </style:style>
    <style:style style:name="P46" style:family="paragraph" style:parent-style-name="Table_20_Contents">
      <style:text-properties fo:color="#0000ff" loext:opacity="100%" style:font-name="Arial1" fo:font-size="10pt" fo:font-weight="normal" officeooo:rsid="0037310e" officeooo:paragraph-rsid="0037a55a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text-properties fo:color="#0000ff" loext:opacity="100%" style:font-name="Arial1" fo:font-size="10pt" fo:font-weight="normal" officeooo:rsid="0037310e" officeooo:paragraph-rsid="003aa2e5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text-properties fo:color="#0000ff" loext:opacity="100%" style:font-name="Arial1" fo:font-size="10pt" fo:font-weight="normal" officeooo:rsid="0037310e" officeooo:paragraph-rsid="003d75f6" style:font-size-asian="10pt" style:font-weight-asian="normal" style:font-name-complex="Mangal" style:font-size-complex="10pt" style:font-weight-complex="normal"/>
    </style:style>
    <style:style style:name="P49" style:family="paragraph" style:parent-style-name="Table_20_Contents">
      <style:text-properties fo:color="#0000ff" loext:opacity="100%" style:font-name="Arial1" fo:font-size="10pt" fo:font-weight="normal" officeooo:rsid="0037310e" officeooo:paragraph-rsid="00442348" style:font-size-asian="10pt" style:font-weight-asian="normal" style:font-name-complex="Mangal" style:font-size-complex="10pt" style:font-weight-complex="normal"/>
    </style:style>
    <style:style style:name="P50" style:family="paragraph" style:parent-style-name="Standard">
      <style:text-properties style:use-window-font-color="true" loext:opacity="0%" style:font-name="Arial1" fo:font-size="10pt" fo:font-weight="normal" officeooo:rsid="003aa2e5" officeooo:paragraph-rsid="003aa2e5" style:font-size-asian="10pt" style:font-weight-asian="normal" style:font-name-complex="Mangal" style:font-size-complex="10pt" style:font-weight-complex="normal"/>
    </style:style>
    <style:style style:name="P51" style:family="paragraph" style:parent-style-name="Standard">
      <style:text-properties style:use-window-font-color="true" loext:opacity="0%" style:font-name="Arial1" fo:font-size="10pt" fo:font-weight="normal" officeooo:rsid="003d75f6" officeooo:paragraph-rsid="003d75f6" fo:background-color="transparent" style:font-size-asian="10pt" style:font-weight-asian="normal" style:font-name-complex="Mangal" style:font-size-complex="10pt" style:font-weight-complex="normal"/>
    </style:style>
    <style:style style:name="P52" style:family="paragraph" style:parent-style-name="Standard">
      <style:text-properties style:use-window-font-color="true" loext:opacity="0%" style:font-name="Arial1" fo:font-size="10pt" fo:font-weight="normal" officeooo:rsid="003eaa5e" officeooo:paragraph-rsid="003d75f6" fo:background-color="transparent" style:font-size-asian="10pt" style:font-weight-asian="normal" style:font-name-complex="Mangal" style:font-size-complex="10pt" style:font-weight-complex="normal"/>
    </style:style>
    <style:style style:name="P53" style:family="paragraph" style:parent-style-name="Standard">
      <style:text-properties style:use-window-font-color="true" loext:opacity="0%" style:font-name="Arial1" fo:font-size="10pt" fo:font-weight="normal" officeooo:rsid="003d8317" officeooo:paragraph-rsid="003d8317" fo:background-color="transparent" style:font-size-asian="10pt" style:font-weight-asian="normal" style:font-name-complex="Mangal" style:font-size-complex="10pt" style:font-weight-complex="normal"/>
    </style:style>
    <style:style style:name="P54" style:family="paragraph" style:parent-style-name="Table_20_Contents">
      <style:text-properties style:use-window-font-color="true" loext:opacity="0%" style:font-name="Courier New" fo:font-size="10pt" officeooo:rsid="00365c3b" officeooo:paragraph-rsid="00535462" style:font-size-asian="10pt" style:font-name-complex="Mangal" style:font-size-complex="10pt"/>
    </style:style>
    <style:style style:name="P55" style:family="paragraph" style:parent-style-name="Table_20_Contents">
      <style:text-properties fo:font-variant="normal" fo:text-transform="none" fo:color="#24292e" loext:opacity="100%" style:font-name="Arial1" fo:font-size="10pt" fo:letter-spacing="normal" fo:font-style="normal" fo:font-weight="bold" officeooo:rsid="0020b2b9" officeooo:paragraph-rsid="0020b2b9" style:font-size-asian="10pt" style:font-weight-asian="bold" style:font-name-complex="Mangal" style:font-size-complex="10pt" style:font-weight-complex="bold"/>
    </style:style>
    <style:style style:name="P56" style:family="paragraph" style:parent-style-name="Table_20_Contents">
      <style:text-properties fo:font-variant="normal" fo:text-transform="none" fo:color="#24292e" loext:opacity="100%" style:font-name="Arial1" fo:font-size="10pt" fo:letter-spacing="normal" fo:font-style="normal" fo:font-weight="bold" officeooo:rsid="0020b2b9" officeooo:paragraph-rsid="0037310e" style:font-size-asian="10pt" style:font-weight-asian="bold" style:font-name-complex="Mangal" style:font-size-complex="10pt" style:font-weight-complex="bold"/>
    </style:style>
    <style:style style:name="P57" style:family="paragraph" style:parent-style-name="Table_20_Contents">
      <style:text-properties fo:font-variant="normal" fo:text-transform="none" fo:color="#212529" loext:opacity="100%" style:font-name="Inconsolata" fo:font-size="8.89999961853027pt" fo:letter-spacing="normal" fo:font-style="normal" fo:font-weight="normal" officeooo:rsid="0037a55a" officeooo:paragraph-rsid="0037a55a" style:font-size-asian="10pt" style:font-name-complex="Mangal" style:font-size-complex="10pt"/>
    </style:style>
    <style:style style:name="P58" style:family="paragraph" style:parent-style-name="Table_20_Contents">
      <style:text-properties fo:font-variant="normal" fo:text-transform="none" fo:color="#212529" loext:opacity="100%" style:font-name="Inconsolata" fo:font-size="8.89999961853027pt" fo:letter-spacing="normal" fo:font-style="normal" fo:font-weight="normal" officeooo:rsid="0037a55a" officeooo:paragraph-rsid="00442348" style:font-size-asian="10pt" style:font-name-complex="Mangal" style:font-size-complex="10pt"/>
    </style:style>
    <style:style style:name="P59" style:family="paragraph" style:parent-style-name="Table_20_Contents">
      <style:text-properties fo:font-variant="normal" fo:text-transform="none" fo:color="#242729" loext:opacity="100%" style:font-name="Courier New" fo:font-size="10pt" fo:letter-spacing="normal" fo:font-style="normal" fo:font-weight="normal" officeooo:rsid="003aa2e5" officeooo:paragraph-rsid="003aa2e5" fo:background-color="transparent" style:font-size-asian="10pt" style:font-name-complex="Mangal" style:font-size-complex="10pt"/>
    </style:style>
    <style:style style:name="P60" style:family="paragraph" style:parent-style-name="Preformatted_20_Text">
      <style:text-properties fo:font-variant="normal" fo:text-transform="none" fo:color="#242729" loext:opacity="100%" style:font-name="Courier New" fo:font-size="10pt" fo:letter-spacing="normal" fo:font-style="normal" fo:font-weight="normal" officeooo:rsid="003aa2e5" officeooo:paragraph-rsid="003d75f6" style:font-size-asian="10pt" style:font-name-complex="Mangal" style:font-size-complex="10pt"/>
    </style:style>
    <style:style style:name="P61" style:family="paragraph" style:parent-style-name="Table_20_Contents">
      <style:text-properties fo:font-variant="normal" fo:text-transform="none" style:use-window-font-color="true" loext:opacity="0%" style:font-name="courier new" fo:font-size="8.30000019073486pt" fo:letter-spacing="normal" fo:font-style="normal" fo:font-weight="normal" officeooo:rsid="00535462" officeooo:paragraph-rsid="00535462" style:font-size-asian="10pt" style:font-style-asian="normal" style:font-name-complex="Mangal" style:font-size-complex="10pt" style:font-style-complex="normal"/>
    </style:style>
    <style:style style:name="P62" style:family="paragraph" style:parent-style-name="Table_20_Contents">
      <style:text-properties fo:font-variant="normal" fo:text-transform="none" style:use-window-font-color="true" loext:opacity="0%" style:font-name="courier new" fo:font-size="8.30000019073486pt" fo:letter-spacing="normal" fo:font-style="normal" fo:font-weight="normal" officeooo:rsid="00535462" officeooo:paragraph-rsid="00535462" fo:background-color="transparent" style:font-size-asian="10pt" style:font-style-asian="normal" style:font-name-complex="Mangal" style:font-size-complex="10pt" style:font-style-complex="normal"/>
    </style:style>
    <style:style style:name="P63" style:family="paragraph" style:parent-style-name="Table_20_Contents">
      <style:text-properties style:font-name="Courier New" fo:font-size="10pt" officeooo:rsid="00365c3b" officeooo:paragraph-rsid="00365c3b" style:font-size-asian="10pt" style:font-name-complex="Mangal" style:font-size-complex="10pt"/>
    </style:style>
    <style:style style:name="P64" style:family="paragraph" style:parent-style-name="Table_20_Contents">
      <style:text-properties style:font-name="Courier New" fo:font-size="10pt" officeooo:rsid="0036c5a8" officeooo:paragraph-rsid="0036c5a8" style:font-size-asian="10pt" style:font-name-complex="Mangal" style:font-size-complex="10pt"/>
    </style:style>
    <style:style style:name="P65" style:family="paragraph" style:parent-style-name="Table_20_Contents">
      <style:text-properties style:font-name="Courier New" fo:font-size="10pt" officeooo:rsid="0037a55a" officeooo:paragraph-rsid="0037a55a" style:font-size-asian="10pt" style:font-name-complex="Mangal" style:font-size-complex="10pt"/>
    </style:style>
    <style:style style:name="P66" style:family="paragraph" style:parent-style-name="Table_20_Contents">
      <style:text-properties style:font-name="Courier New" fo:font-size="10pt" officeooo:rsid="0039037c" officeooo:paragraph-rsid="0039037c" style:font-size-asian="10pt" style:font-name-complex="Mangal" style:font-size-complex="10pt"/>
    </style:style>
    <style:style style:name="P67" style:family="paragraph" style:parent-style-name="Table_20_Contents">
      <style:text-properties style:font-name="Courier New" fo:font-size="10pt" officeooo:rsid="0039037c" officeooo:paragraph-rsid="004595ae" style:font-size-asian="10pt" style:font-name-complex="Mangal" style:font-size-complex="10pt"/>
    </style:style>
    <style:style style:name="P68" style:family="paragraph" style:parent-style-name="Table_20_Contents">
      <style:text-properties style:font-name="Courier New" fo:font-size="10pt" officeooo:rsid="0039037c" officeooo:paragraph-rsid="004699db" style:font-size-asian="10pt" style:font-name-complex="Mangal" style:font-size-complex="10pt"/>
    </style:style>
    <style:style style:name="P69" style:family="paragraph" style:parent-style-name="Table_20_Contents">
      <style:text-properties style:font-name="Courier New" fo:font-size="10pt" officeooo:rsid="0039037c" officeooo:paragraph-rsid="004ace23" style:font-size-asian="10pt" style:font-name-complex="Mangal" style:font-size-complex="10pt"/>
    </style:style>
    <style:style style:name="P70" style:family="paragraph" style:parent-style-name="Table_20_Contents">
      <style:text-properties style:font-name="Courier New" fo:font-size="10pt" officeooo:rsid="003aa2e5" officeooo:paragraph-rsid="003aa2e5" style:font-size-asian="10pt" style:font-name-complex="Mangal" style:font-size-complex="10pt"/>
    </style:style>
    <style:style style:name="P71" style:family="paragraph" style:parent-style-name="Table_20_Contents">
      <style:text-properties style:font-name="Courier New" fo:font-size="10pt" officeooo:rsid="003aa2e5" officeooo:paragraph-rsid="004699db" style:font-size-asian="10pt" style:font-name-complex="Mangal" style:font-size-complex="10pt"/>
    </style:style>
    <style:style style:name="P72" style:family="paragraph" style:parent-style-name="Table_20_Contents">
      <style:text-properties style:font-name="Courier New" fo:font-size="10pt" officeooo:rsid="00535462" officeooo:paragraph-rsid="00535462" style:font-size-asian="10pt" style:font-name-complex="Mangal" style:font-size-complex="10pt"/>
    </style:style>
    <style:style style:name="P73" style:family="paragraph" style:parent-style-name="Table_20_Contents">
      <style:text-properties fo:color="#ff3333" loext:opacity="100%" style:font-name="Courier New" fo:font-size="10pt" officeooo:rsid="00402c7b" officeooo:paragraph-rsid="00402c7b" style:font-size-asian="10pt" style:font-name-complex="Mangal" style:font-size-complex="10pt"/>
    </style:style>
    <style:style style:name="P74" style:family="paragraph" style:parent-style-name="Preformatted_20_Text">
      <style:text-properties fo:font-variant="normal" fo:text-transform="none" fo:color="#242729" loext:opacity="100%" style:font-name="Courier New" fo:font-size="10pt" fo:letter-spacing="normal" fo:font-style="normal" fo:font-weight="normal" officeooo:rsid="003aa2e5" officeooo:paragraph-rsid="003d75f6" style:font-size-asian="10pt" style:font-name-complex="Mangal" style:font-size-complex="10pt"/>
    </style:style>
    <style:style style:name="P75" style:family="paragraph" style:parent-style-name="Standard" style:master-page-name="MP0">
      <style:paragraph-properties style:page-number="auto" fo:break-before="page"/>
      <style:text-properties style:font-name="Arial1" fo:font-weight="bold" officeooo:rsid="00365c3b" officeooo:paragraph-rsid="00365c3b" style:font-weight-asian="bold" style:font-weight-complex="bold"/>
    </style:style>
    <style:style style:name="P76" style:family="paragraph" style:parent-style-name="Standard">
      <style:text-properties style:use-window-font-color="true" loext:opacity="0%" style:font-name="Arial1" fo:font-size="10pt" fo:font-weight="normal" officeooo:rsid="003eaa5e" officeooo:paragraph-rsid="003d75f6" fo:background-color="transparent" style:font-size-asian="10pt" style:font-weight-asian="normal" style:font-name-complex="Mangal" style:font-size-complex="10pt" style:font-weight-complex="normal"/>
    </style:style>
    <style:style style:name="P77" style:family="paragraph" style:parent-style-name="Table_20_Contents">
      <style:text-properties style:font-name="Arial1" fo:font-size="10pt" officeooo:rsid="00223b92" officeooo:paragraph-rsid="0037310e" style:font-size-asian="10pt" style:font-name-complex="Mangal" style:font-size-complex="10pt"/>
    </style:style>
    <style:style style:name="P78" style:family="paragraph" style:parent-style-name="Table_20_Contents">
      <style:text-properties style:font-name="Arial1" fo:font-size="10pt" fo:font-weight="normal" officeooo:rsid="0037a55a" officeooo:paragraph-rsid="0037a55a" style:font-size-asian="10pt" style:font-weight-asian="normal" style:font-name-complex="Mangal" style:font-size-complex="10pt" style:font-weight-complex="normal"/>
    </style:style>
    <style:style style:name="P79" style:family="paragraph" style:parent-style-name="Table_20_Contents">
      <style:text-properties style:font-name="Arial1" fo:font-size="10pt" fo:font-weight="normal" officeooo:rsid="005df93c" officeooo:paragraph-rsid="005df93c" style:font-size-asian="10pt" style:font-weight-asian="normal" style:font-name-complex="Mangal" style:font-size-complex="10pt" style:font-weight-complex="normal"/>
    </style:style>
    <style:style style:name="P80" style:family="paragraph" style:parent-style-name="Table_20_Contents">
      <style:text-properties style:font-name="Arial1" fo:font-size="10pt" fo:font-weight="normal" officeooo:rsid="006121e3" officeooo:paragraph-rsid="006121e3" style:font-size-asian="10pt" style:font-weight-asian="normal" style:font-name-complex="Mangal" style:font-size-complex="10pt" style:font-weight-complex="normal"/>
    </style:style>
    <style:style style:name="P81" style:family="paragraph" style:parent-style-name="Table_20_Contents">
      <style:text-properties style:font-name="Arial" fo:font-size="10pt" fo:font-weight="normal" officeooo:rsid="005be755" officeooo:paragraph-rsid="005be755" style:font-size-asian="10pt" style:font-weight-asian="normal" style:font-name-complex="Mangal" style:font-size-complex="10pt" style:font-weight-complex="normal"/>
    </style:style>
    <style:style style:name="P82" style:family="paragraph">
      <loext:graphic-properties draw:fill="none"/>
    </style:style>
    <style:style style:name="T1" style:family="text">
      <style:text-properties style:font-name="Arial1" style:language-asian="de" style:country-asian="DE" style:language-complex="ar" style:country-complex="SA"/>
    </style:style>
    <style:style style:name="T2" style:family="text">
      <style:text-properties officeooo:rsid="0036c5a8"/>
    </style:style>
    <style:style style:name="T3" style:family="text">
      <style:text-properties officeooo:rsid="0037a55a"/>
    </style:style>
    <style:style style:name="T4" style:family="text">
      <style:text-properties officeooo:rsid="003aa2e5"/>
    </style:style>
    <style:style style:name="T5" style:family="text">
      <style:text-properties officeooo:rsid="003c606b"/>
    </style:style>
    <style:style style:name="T6" style:family="text">
      <style:text-properties officeooo:rsid="003d75f6"/>
    </style:style>
    <style:style style:name="T7" style:family="text">
      <style:text-properties style:font-name="Courier New" officeooo:rsid="003d75f6" fo:background-color="transparent" loext:char-shading-value="0" loext:padding="0cm" loext:border="none"/>
    </style:style>
    <style:style style:name="T8" style:family="text">
      <style:text-properties style:font-name="Courier New" fo:background-color="transparent" loext:char-shading-value="0" loext:padding="0cm" loext:border="none"/>
    </style:style>
    <style:style style:name="T9" style:family="text">
      <style:text-properties style:font-name="Courier New" officeooo:rsid="00673356" fo:background-color="transparent" loext:char-shading-value="0" loext:padding="0cm" loext:border="none"/>
    </style:style>
    <style:style style:name="T10" style:family="text">
      <style:text-properties officeooo:rsid="00442348"/>
    </style:style>
    <style:style style:name="T11" style:family="text">
      <style:text-properties officeooo:rsid="004495b9"/>
    </style:style>
    <style:style style:name="T12" style:family="text">
      <style:text-properties officeooo:rsid="00449a77"/>
    </style:style>
    <style:style style:name="T13" style:family="text">
      <style:text-properties officeooo:rsid="004595ae"/>
    </style:style>
    <style:style style:name="T14" style:family="text">
      <style:text-properties officeooo:rsid="004699db"/>
    </style:style>
    <style:style style:name="T15" style:family="text">
      <style:text-properties officeooo:rsid="0049065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ace23"/>
    </style:style>
    <style:style style:name="T18" style:family="text">
      <style:text-properties officeooo:rsid="003eaa5e"/>
    </style:style>
    <style:style style:name="T19" style:family="text">
      <style:text-properties officeooo:rsid="004dc5a6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line-through-style="none" style:text-line-through-type="none" style:font-name="Courier New" officeooo:rsid="003d75f6" fo:background-color="transparent" loext:char-shading-value="0" loext:padding="0cm" loext:border="none"/>
    </style:style>
    <style:style style:name="T23" style:family="text">
      <style:text-properties style:text-line-through-style="none" style:text-line-through-type="none" style:font-name="Courier New" officeooo:rsid="00535462" fo:background-color="transparent" loext:char-shading-value="0" loext:padding="0cm" loext:border="none"/>
    </style:style>
    <style:style style:name="T24" style:family="text">
      <style:text-properties style:text-line-through-style="none" style:text-line-through-type="none" style:font-name="Courier New" fo:background-color="transparent" loext:char-shading-value="0" loext:padding="0cm" loext:border="none"/>
    </style:style>
    <style:style style:name="T25" style:family="text">
      <style:text-properties officeooo:rsid="00558c58"/>
    </style:style>
    <style:style style:name="T26" style:family="text">
      <style:text-properties officeooo:rsid="00560676"/>
    </style:style>
    <style:style style:name="T27" style:family="text">
      <style:text-properties officeooo:rsid="0059ef0f"/>
    </style:style>
    <style:style style:name="T28" style:family="text">
      <style:text-properties officeooo:rsid="005bfa52"/>
    </style:style>
    <style:style style:name="gr1" style:family="graphic">
      <style:graphic-properties draw:stroke="solid" svg:stroke-width="0.03cm" svg:stroke-color="#3465a4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Betriebssysteme I<text:span text:style-name="T15">I</text:span></text:p>
      <text:p text:style-name="P38">Klaus Ruhland</text:p>
      <text:p text:style-name="P39">Informatik – Hochschule Zittau/Görlitz</text:p>
      <text:p text:style-name="P41"><draw:connector text:anchor-type="paragraph" draw:z-index="1" draw:name="Shape1" draw:style-name="gr1" draw:text-style-name="P82" draw:type="line" svg:x1="0.002cm" svg:y1="0.314cm" svg:x2="25.628cm" svg:y2="0.312cm" svg:d="M2 314l25626-2" svg:viewBox="0 0 25628 4"><text:p/></draw:connector><text:span text:style-name="Absatz-Standardschriftart"><text:span text:style-name="T1"/></text:span></text:p>
      <text:p text:style-name="P40">Übungen 01: Google Cloud – Erste Schritte</text:p>
      <text:p text:style-name="Standard"><draw:connector text:anchor-type="paragraph" draw:z-index="0" draw:name="Shape1" draw:style-name="gr1" draw:text-style-name="P82" draw:type="line" svg:x1="-0.012cm" svg:y1="0.194cm" svg:x2="25.585cm" svg:y2="0.196cm" svg:d="M-12 194l25597 2" svg:viewBox="0 0 25599 4"><text:p/></draw:connector><text:span text:style-name="Absatz-Standardschriftart"><text:span text:style-name="T1"/></text:span></text:p>
      <text:p text:style-name="P42"/>
      <table:table table:name="Table1" table:style-name="Table1">
        <table:table-column table:style-name="Table1.A"/>
        <table:table-column table:style-name="Table1.B"/>
        <table:table-row table:style-name="TableLine140379588194224">
          <table:table-cell table:style-name="Table1.A1" office:value-type="string">
            <text:p text:style-name="P25">Ausgangspunkt</text:p>
          </table:table-cell>
          <table:table-cell table:style-name="Table1.B1" office:value-type="string">
            <text:p text:style-name="P55"/>
          </table:table-cell>
        </table:table-row>
        <table:table-row table:style-name="TableLine140379524261472">
          <table:table-cell table:style-name="Table1.A2" office:value-type="string">
            <text:p text:style-name="P15">Sie besitzen einen Zugang zu einem Google Cloud Projekt, nachdem Sie Ihren Gutschein-Code aktiviert haben.</text:p>
            <text:p text:style-name="P15">Zur Aktivieren benötigen Sie auch einen Google Account</text:p>
            <text:p text:style-name="P15">Ihre Gutschrift beträgt 50 USD.</text:p>
            <text:p text:style-name="P4"/>
            <text:p text:style-name="P15">Das web-basierte Management-System ist die Google Cloud Console</text:p>
          </table:table-cell>
          <table:table-cell table:style-name="Table1.B2" office:value-type="string">
            <text:p text:style-name="P27"/>
            <text:p text:style-name="P27"/>
            <text:p text:style-name="P27"/>
            <text:p text:style-name="P27">https://console.cloud.google.com</text:p>
          </table:table-cell>
        </table:table-row>
        <table:table-row table:style-name="TableLine140379417139072">
          <table:table-cell table:style-name="Table1.A2" office:value-type="string">
            <text:p text:style-name="P25">Google Cloud Console</text:p>
          </table:table-cell>
          <table:table-cell table:style-name="Table1.B2" office:value-type="string">
            <text:p text:style-name="P27"/>
          </table:table-cell>
        </table:table-row>
        <table:table-row table:style-name="TableLine140379416512016">
          <table:table-cell table:style-name="Table1.A2" office:value-type="string">
            <text:p text:style-name="P15">Machen Sie sich mit der Umgebung der Google Cloud Console vertraut</text:p>
          </table:table-cell>
          <table:table-cell table:style-name="Table1.B2" office:value-type="string">
            <text:p text:style-name="P27"/>
          </table:table-cell>
        </table:table-row>
        <table:table-row table:style-name="TableLine140379494875712">
          <table:table-cell table:style-name="Table1.A2" office:value-type="string">
            <text:p text:style-name="P15">Erstellen Sie einen <text:span text:style-name="T16">Virtuellen Rechner</text:span></text:p>
            <text:p text:style-name="P15">Menu → Compute Engine → VM Instanzen</text:p>
            <text:p text:style-name="P15"/>
            <text:p text:style-name="P15">Hinweis: Verwenden Sie z.B. das debian LINUX <text:span text:style-name="T25">10</text:span> <text:span text:style-name="T25">Buster</text:span>, wählen Sie die kleinste Maschine-Ressourcen</text:p>
            <text:p text:style-name="P15"/>
            <text:p text:style-name="P15">Sie können sich dann direkt aus der Übersicht unter ssh→ Im Browserfenster öffnen mit dem Rechner verbinden</text:p>
            <text:p text:style-name="P15">und eine ssh-Sitzung starten</text:p>
          </table:table-cell>
          <table:table-cell table:style-name="Table1.B2" office:value-type="string">
            <text:p text:style-name="P27"/>
          </table:table-cell>
        </table:table-row>
        <table:table-row table:style-name="TableLine140379495009792">
          <table:table-cell table:style-name="Table1.A2" office:value-type="string">
            <text:p text:style-name="P17">In der Übersicht finden sie eine externe IP-Adresse und eine interne IP-Adresse</text:p>
            <text:p text:style-name="P15">Starten Sie die Virtuelle Maschine neu und Sie erkennen, dass sich die externe IP-Adresse ändert</text:p>
            <text:p text:style-name="P15"/>
            <text:p text:style-name="P15">Machen Sie die externe IP-Adresse statisch <text:span text:style-name="T26">( d.h. die IP-Adresse ist fest, sie ändert sich nicht beim Herunterfahren und Starten des Rechners )</text:span></text:p>
            <text:p text:style-name="P15"/>
            <text:p text:style-name="P15">Menu → <text:span text:style-name="T17">VPC-Netzwerk → Externe IP-Adressen</text:span></text:p>
            <text:p text:style-name="P18">vergeben Sie für die VM-Instanz den Typ statisch <text:span text:style-name="T27">( durch Reservieren Button ganz rechts )</text:span></text:p>
            <text:p text:style-name="P18"/>
            <text:p text:style-name="P16">Starten Sie die Virtuelle Maschine neu und Sie erkennen, dass sich die externe IP-Adresse <text:span text:style-name="T17">jetzt nicht mehr </text:span>ändert</text:p>
            <text:p text:style-name="P16"/>
            <text:p text:style-name="P20">Versuchen Sie einen Ping zu machen</text:p>
            <text:p text:style-name="P16"/>
            <text:p text:style-name="P16"><text:soft-page-break/></text:p>
            <text:p text:style-name="P16"/>
          </table:table-cell>
          <table:table-cell table:style-name="Table1.B2" office:value-type="string">
            <text:p text:style-name="P35">#ping IPADRESSE</text:p>
          </table:table-cell>
        </table:table-row>
        <table:table-row table:style-name="TableLine140379514072992">
          <table:table-cell table:style-name="Table1.A2" office:value-type="string">
            <text:p text:style-name="P26">Erste Schritte in der VM-Instanz</text:p>
          </table:table-cell>
          <table:table-cell table:style-name="Table1.B2" office:value-type="string">
            <text:p text:style-name="P32">Kommandos</text:p>
          </table:table-cell>
        </table:table-row>
        <table:table-row table:style-name="TableLine140379514129552">
          <table:table-cell table:style-name="Table1.A2" office:value-type="string">
            <text:p text:style-name="P45">Vergeben <text:span text:style-name="T17">Sie ein</text:span> Passwords für den root Benutzer</text:p>
          </table:table-cell>
          <table:table-cell table:style-name="Table1.B2" office:value-type="string">
            <text:p text:style-name="P32"/>
          </table:table-cell>
        </table:table-row>
        <table:table-row table:style-name="TableLine140379514853120">
          <table:table-cell table:style-name="Table1.A2" office:value-type="string">
            <text:p text:style-name="P2">Der root Benutzer ist der Administrator bzw. Superuser auf einem LINUX Betriebssystem. Dieser Benutzer darf alles. Standar<text:span text:style-name="T17">d</text:span>mäßig besitzt root kein Password</text:p>
            <text:p text:style-name="P2"/>
            <text:p text:style-name="P2">Das sudo Kommando bedeutet superuser do. Wenn man unter einem Benutzer, der nicht als root angemeldet ist, eine Kommando mit Administrator-Rechten ausführen möchte, stellt man sudo dem Kommando voran</text:p>
            <text:p text:style-name="P2"/>
            <text:p text:style-name="P21">Wichtig: Verwenden Sie sichere Passwörter und dokumentieren Sie diese geeignet</text:p>
          </table:table-cell>
          <table:table-cell table:style-name="Table1.B2" office:value-type="string">
            <text:p text:style-name="P63">sudo passwd</text:p>
          </table:table-cell>
        </table:table-row>
        <table:table-row table:style-name="TableLine140379514985472">
          <table:table-cell table:style-name="Table1.A2" office:value-type="string">
            <text:p text:style-name="P45">Aufgabe 2: Erstellen Sie <text:span text:style-name="T17">einen</text:span> neue<text:span text:style-name="T17">n</text:span> <text:span text:style-name="T2">User remote für den Fernzugriff unter SSH</text:span></text:p>
          </table:table-cell>
          <table:table-cell table:style-name="Table1.B2" office:value-type="string">
            <text:p text:style-name="P63"/>
          </table:table-cell>
        </table:table-row>
        <table:table-row table:style-name="TableLine140379524140752">
          <table:table-cell table:style-name="Table1.A2" office:value-type="string">
            <text:p text:style-name="P3">D<text:span text:style-name="T19">er Benutzer remote</text:span> w<text:span text:style-name="T19">ird der</text:span> neue User für die Fernwartung. </text:p>
            <text:p text:style-name="P6">Beim Erstellen wird ein neues Password abgefragt</text:p>
            <text:p text:style-name="P2"/>
            <text:p text:style-name="P5">Beim Erstellen wird zusätzlich eine neue Gruppe mit dem gleichen Namen remote erstellt</text:p>
            <text:p text:style-name="P5"/>
            <text:p text:style-name="P5">Testen Sie ob <text:span text:style-name="T13">der</text:span> neue User remote<text:span text:style-name="T13"> </text:span>und <text:span text:style-name="T17">eine </text:span>neue Gruppe<text:span text:style-name="T13">n</text:span> remote angelegt wurden</text:p>
            <text:p text:style-name="P5"/>
            <text:p text:style-name="P19">LINUX: Warum wird in LINUX automatisch eine Gruppe erzeugt mit dem gleichen Namen wie der User? ( z.B. ein User remote wird erzeugt, dann wird auch eine Gruppe remote erzeugt )</text:p>
            <text:p text:style-name="P19">Antwort: Wichtig für die Berechtigungsvergabe ( später )</text:p>
            <text:p text:style-name="P19">Szenario: Der Benuter remote erstellt eine neue Datei ( test.txt )</text:p>
            <text:p text:style-name="P19">Dann bekommt diese Datei automatisch folgende Berechtigung text.txt: Gehört dem Benutzer remote und der Gruppe remote. Die Berechtigunen sind dann rwx rwx rwx wobei </text:p>
            <text:p text:style-name="P19">das erste rwx bedeutet Owner read write execute</text:p>
            <text:p text:style-name="P19">das zweite rwx bedeutet Group read write execute</text:p>
            <text:p text:style-name="P19">das letzte rwx bedeutet Others read write execute</text:p>
            <text:p text:style-name="P19"/>
            <text:p text:style-name="P19">Ein anderer Benutzer, z.B. ruhland möchte lesend auf die Datei text.txt von remote lesend zugreifen.</text:p>
            <text:p text:style-name="P19">Dann muss das mittlere r von rwx rwx rwx gesetzt sein, und es muss ruhland in der Gruppe remote liegen</text:p>
            <text:p text:style-name="P19"/>
          </table:table-cell>
          <table:table-cell table:style-name="Table1.B2" office:value-type="string">
            <text:p text:style-name="P63">sudo adduser remote</text:p>
            <text:p text:style-name="P61"/>
            <text:p text:style-name="P54"/>
            <text:p text:style-name="P64">cat /etc/passwd</text:p>
            <text:p text:style-name="P64">cat /etc/group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row table:style-name="TableLine140379524039472">
          <table:table-cell table:style-name="Table2.A1" office:value-type="string">
            <text:p text:style-name="P22">SSH Fernwartung</text:p>
          </table:table-cell>
          <table:table-cell table:style-name="Table2.B1" office:value-type="string">
            <text:p text:style-name="P56"/>
          </table:table-cell>
        </table:table-row>
        <table:table-row table:style-name="TableLine140379419598560">
          <table:table-cell table:style-name="Table2.A2" office:value-type="string">
            <text:p text:style-name="P46">Aufgabe 3: Ermöglichen Sie dem User remote den Fernzugriff über SSH <text:span text:style-name="T3">unter Windows mittels Password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Line140379420181696">
          <table:table-cell table:style-name="Table2.A2" office:value-type="string">
            <text:p text:style-name="P78">Installieren Sie die GIT <text:span text:style-name="T28">SCM</text:span> for Windows ( <text:a xlink:type="simple" xlink:href="https://gitforwindows.org/" text:style-name="Internet_20_link" text:visited-style-name="Visited_20_Internet_20_Link">https://git</text:a><text:a xlink:type="simple" xlink:href="https://gitforwindows.org/" text:style-name="Internet_20_link" text:visited-style-name="Visited_20_Internet_20_Link"><text:span text:style-name="T28">forwindows.org</text:span></text:a><text:span text:style-name="T28"> oder </text:span><text:a xlink:type="simple" xlink:href="https://git-scm.com/" text:style-name="Internet_20_link" text:visited-style-name="Visited_20_Internet_20_Link"><text:span text:style-name="T28">https://git-scm.com</text:span></text:a><text:span text:style-name="T28"> </text:span>), das ist auch als portable Version verfügbar</text:p>
            <text:p text:style-name="P78"/>
            <text:p text:style-name="P79">Die Kommandozeile für Windows mit ssh findet man dann unter Git Bash</text:p>
            <text:p text:style-name="P79"/>
            <text:p text:style-name="P80">Unter LINUX oder MAC OS kann die einfache Shell verwendet werden.</text:p>
          </table:table-cell>
          <table:table-cell table:style-name="Table2.B2" office:value-type="string">
            <text:p text:style-name="P28"/>
          </table:table-cell>
        </table:table-row>
        <table:table-row table:style-name="TableLine140379518055648">
          <table:table-cell table:style-name="Table2.A2" office:value-type="string">
            <text:p text:style-name="P23">SSH Fernwartung</text:p>
          </table:table-cell>
          <table:table-cell table:style-name="Table2.B2" office:value-type="string">
            <text:p text:style-name="P28"/>
          </table:table-cell>
        </table:table-row>
        <table:table-row table:style-name="TableLine140379518055648">
          <table:table-cell table:style-name="Table2.A2" office:value-type="string">
            <text:p text:style-name="P81">Nano ist der Editor, mit dem man Dateien, wie z.B. die Konfigurationsdatei <text:span text:style-name="T3">/etc/ssh/sshd_config </text:span></text:p>
            <text:p text:style-name="P81"><text:span text:style-name="T3">fü</text:span>r ssh editieren kann.</text:p>
            <text:p text:style-name="P81"/>
            <text:p text:style-name="P81">Cursor Tasten kann man nutzen um in der Datei zu navigieren</text:p>
            <text:p text:style-name="P81">ctrl-x wird verwendet um zu beenden und abzuspeichern mit yes</text:p>
          </table:table-cell>
          <table:table-cell table:style-name="Table2.B2" office:value-type="string">
            <text:p text:style-name="P28"/>
          </table:table-cell>
        </table:table-row>
        <table:table-row table:style-name="TableLine140379420386976">
          <table:table-cell table:style-name="Table2.A2" office:value-type="string">
            <text:p text:style-name="P46">Aufgabe <text:span text:style-name="T3">4</text:span>: <text:span text:style-name="T3">Konfigurieren Sie den Benutzer remote für den Fernzugriff über SSH mit Username und Password</text:span></text:p>
          </table:table-cell>
          <table:table-cell table:style-name="Table2.B2" office:value-type="string">
            <text:p text:style-name="P30"/>
          </table:table-cell>
        </table:table-row>
        <table:table-row table:style-name="TableLine140379420374448">
          <table:table-cell table:style-name="Table2.A2" office:value-type="string">
            <text:p text:style-name="P7">Die Konfigurationsdatei ist /etc/ssh/sshd_config</text:p>
            <text:p text:style-name="P7"/>
            <text:p text:style-name="P14">1.) Kommentieren Sie alle Einträge für PasswordAuthentication heraus</text:p>
            <text:p text:style-name="P14"/>
            <text:p text:style-name="P7"><text:span text:style-name="T14">2.) </text:span>Geben Sie am Ende der Datei die Konfiguration für den Benutzer remote an</text:p>
            <text:p text:style-name="P67">Match User remote</text:p>
            <text:p text:style-name="P67"><text:s text:c="4"/>PasswordAuthentication yes</text:p>
            <text:p text:style-name="P8"/>
            <text:p text:style-name="P9"/>
            <text:p text:style-name="P10">Starten Sie den ssh Hintergrundprozess sshd (ssh-Dämon) neu</text:p>
          </table:table-cell>
          <table:table-cell table:style-name="Table2.B2" office:value-type="string">
            <text:p text:style-name="P65">sudo nano /etc/ssh/sshd_config</text:p>
            <text:p text:style-name="P33"/>
            <text:p text:style-name="P68">PasswordAuthentication <text:span text:style-name="T14">no</text:span></text:p>
            <text:p text:style-name="P69">P<text:span text:style-name="T14">ubkey</text:span>Authentication <text:span text:style-name="T17">no</text:span></text:p>
            <text:p text:style-name="P34"/>
            <text:p text:style-name="P33"/>
            <text:p text:style-name="P66">Match User remote</text:p>
            <text:p text:style-name="P66"><text:s text:c="4"/>PasswordAuthentication yes</text:p>
            <text:p text:style-name="P33"/>
            <text:p text:style-name="P57">sudo systemctl restart ssh</text:p>
          </table:table-cell>
        </table:table-row>
        <table:table-row table:style-name="TableLine140379419618992">
          <table:table-cell table:style-name="Table2.A2" office:value-type="string">
            <text:p text:style-name="P47">Aufgabe <text:span text:style-name="T4">5: Teste den Zugriff in der GIT Bash</text:span></text:p>
          </table:table-cell>
          <table:table-cell table:style-name="Table2.B2" office:value-type="string">
            <text:p text:style-name="P65"/>
          </table:table-cell>
        </table:table-row>
        <table:table-row table:style-name="TableLine140379420202320">
          <table:table-cell table:style-name="Table2.A2" office:value-type="string">
            <text:p text:style-name="P50">Ermitteln Sie die IP-Adresse des Cloud Servers. <text:span text:style-name="T5">Sie werden nach dem Password gefragt</text:span></text:p>
          </table:table-cell>
          <table:table-cell table:style-name="Table2.B2" office:value-type="string">
            <text:p text:style-name="P73">Auf dem Client</text:p>
            <text:p text:style-name="P71">ssh remote@IP_SERVER</text:p>
          </table:table-cell>
        </table:table-row>
        <table:table-row table:style-name="TableLine140379517930384">
          <table:table-cell table:style-name="Table2.A2" office:value-type="string">
            <text:p text:style-name="P48">Aufgabe <text:span text:style-name="T6">6: Ermögliche sudo für den remote User</text:span></text:p>
          </table:table-cell>
          <table:table-cell table:style-name="Table2.B2" office:value-type="string">
            <text:p text:style-name="P70"/>
          </table:table-cell>
        </table:table-row>
        <table:table-row table:style-name="Table2.11">
          <table:table-cell table:style-name="Table2.A2" office:value-type="string">
            <text:p text:style-name="P51">Um sudo zu verwenden muss der User remote in die Gruppe sudo aufgenommen werden. </text:p>
            <text:p text:style-name="P51">Wechseln Sie zum <text:span text:style-name="T18">Superuser</text:span></text:p>
            <text:p text:style-name="P52"/>
            <text:p text:style-name="P52"/>
            <text:p text:style-name="P53"><text:soft-page-break/>Die Änderung wird erst beim nächsten Login <text:s/>wirksam</text:p>
          </table:table-cell>
          <table:table-cell table:style-name="Table2.B2" office:value-type="string">
            <text:p text:style-name="P60"><text:span text:style-name="Source_20_Text"><text:span text:style-name="T9">s</text:span></text:span><text:span text:style-name="Source_20_Text"><text:span text:style-name="T7">u -</text:span></text:span></text:p>
            <text:p text:style-name="P60"><text:span text:style-name="Source_20_Text"><text:span text:style-name="T8">usermod -a -G </text:span></text:span><text:span text:style-name="Source_20_Text"><text:span text:style-name="T7">sudo</text:span></text:span><text:span text:style-name="Source_20_Text"><text:span text:style-name="T8"> </text:span></text:span><text:span text:style-name="Source_20_Text"><text:span text:style-name="T7">remote</text:span></text:span></text:p>
            <text:p text:style-name="P60"><text:span text:style-name="Source_20_Text"><text:span text:style-name="T23"/></text:span></text:p>
            <text:p text:style-name="P59"/>
            <text:p text:style-name="P72"><text:soft-page-break/>sudo nano /<text:span text:style-name="T20">etc</text:span><text:span text:style-name="T21">/sudoers</text:span></text:p>
            <text:p text:style-name="P61"/>
            <text:p text:style-name="P61">root <text:s/>ALL=(ALL:ALL) ALL</text:p>
            <text:p text:style-name="P61"># hinzufügen</text:p>
            <text:p text:style-name="P61">remote ALL=(ALL:ALL) ALL</text:p>
            <text:p text:style-name="P62"/>
          </table:table-cell>
        </table:table-row>
      </table:table>
      <text:p text:style-name="P36"/>
      <text:p text:style-name="P36"/>
      <text:p text:style-name="P44"/>
      <table:table table:name="Table4" table:style-name="Table4">
        <table:table-column table:style-name="Table4.A"/>
        <table:table-column table:style-name="Table4.B"/>
        <table:table-row table:style-name="TableLine140379420324976">
          <table:table-cell table:style-name="Table4.A1" office:value-type="string">
            <text:p text:style-name="P24">SSH <text:span text:style-name="T10">Dateitransfer mit Filezilla</text:span></text:p>
          </table:table-cell>
          <table:table-cell table:style-name="Table4.B1" office:value-type="string">
            <text:p text:style-name="P29"/>
          </table:table-cell>
        </table:table-row>
        <table:table-row table:style-name="TableLine140379419784064">
          <table:table-cell table:style-name="Table4.A2" office:value-type="string">
            <text:p text:style-name="P49">Aufgabe <text:span text:style-name="T14">7</text:span>: <text:span text:style-name="T11">Konfigurieren und Testen Sie den Dateitransfer mit FileZilla</text:span></text:p>
          </table:table-cell>
          <table:table-cell table:style-name="Table4.B2" office:value-type="string">
            <text:p text:style-name="P31"/>
          </table:table-cell>
        </table:table-row>
        <table:table-row table:style-name="TableLine140379420252864">
          <table:table-cell table:style-name="Table4.A2" office:value-type="string">
            <text:p text:style-name="P13">In Filezilla</text:p>
            <text:p text:style-name="P12"/>
            <text:p text:style-name="P13">Anmeldung in Filezilla unter sftp://IP_ADDRESS , Benutzername: remote, <text:s/><text:span text:style-name="T12">Password: **pw-von-remote**</text:span></text:p>
            <text:p text:style-name="P11"/>
          </table:table-cell>
          <table:table-cell table:style-name="Table4.B2" office:value-type="string">
            <text:p text:style-name="P58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, monospac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Arial1" fo:font-size="10pt" officeooo:rsid="0032fe02" officeooo:paragraph-rsid="0032fe02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footer>
        <text:p text:style-name="MP1">Seite 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2-10-17T15:54:37.373808178</dc:date>
    <meta:editing-cycles>70</meta:editing-cycles>
    <meta:editing-duration>PT9H7M4S</meta:editing-duration>
    <meta:document-statistic meta:table-count="3" meta:image-count="0" meta:object-count="0" meta:page-count="5" meta:paragraph-count="91" meta:word-count="759" meta:character-count="5041" meta:non-whitespace-character-count="4356"/>
    <meta:template xlink:type="simple" xlink:actuate="onRequest" xlink:title="" xlink:href="../../Desktop/%25C3%259Cbungen-BSI-Untershcied-WindowsLINUX.odt/Normal.dotm"/>
  </office:meta>
</office:document-meta>
</file>